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r9" style:family="presentation" style:parent-style-name="Domyślnie-subtitle" style:list-style-name="L1">
      <style:graphic-properties draw:fill-color="#ffffff" draw:auto-grow-height="true" fo:min-height="9.134cm"/>
    </style:style>
    <style:style style:name="pr10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15%" fo:text-align="center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412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Nas miłość uszczęśliwia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12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Nas miłość uszczęśliwia,</text:span></text:p>
            <text:p text:style-name="P5"><text:span text:style-name="T5">Błogosławieństwem tchnie,</text:span></text:p>
            <text:p text:style-name="P5"><text:span text:style-name="T5">Łagodność niesie, dobroć też,</text:span></text:p>
            <text:p text:style-name="P5"><text:span text:style-name="T5">I pokój niebios śl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12</text:span></text:p>
          </draw:text-box>
        </draw:frame>
        <draw:frame presentation:style-name="pr5" draw:text-style-name="P6" draw:layer="layout" svg:width="25.199cm" svg:height="9.731cm" svg:x="1.4cm" svg:y="3.386cm" presentation:class="subtitle" presentation:user-transformed="true">
          <draw:text-box>
            <text:p text:style-name="P5"><text:span text:style-name="T4">Refren: </text:span><text:span text:style-name="T5">Dobry Bóg, On miłuje lud Swój;</text:span></text:p>
            <text:p text:style-name="P5"><text:span text:style-name="T5">Dobry Bóg, w Nim miłości zdrój!</text:span></text:p>
            <text:p text:style-name="P5"><text:span text:style-name="T5">Nas miłość uszczęśliwia,</text:span></text:p>
            <text:p text:style-name="P5"><text:span text:style-name="T5">Jednoczy w jeden zbór.</text:span></text:p>
            <text:p text:style-name="P5"><text:span text:style-name="T5">Naszego Stwórcę chwalmy więc,</text:span></text:p>
            <text:p text:style-name="P5"><text:span text:style-name="T5">Zbawionych tworząc chór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12</text:span></text:p>
          </draw:text-box>
        </draw:frame>
        <draw:frame presentation:style-name="pr6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Świat pełen jest cierpienia,</text:span></text:p>
            <text:p text:style-name="P5"><text:span text:style-name="T5">Goryczy, bólu, łez;</text:span></text:p>
            <text:p text:style-name="P5"><text:span text:style-name="T5">Lecz miłość uszczęśliwia nas:</text:span></text:p>
            <text:p text:style-name="P5"><text:span text:style-name="T5">Cierpieniom kładzie kr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12</text:span></text:p>
          </draw:text-box>
        </draw:frame>
        <draw:frame presentation:style-name="pr7" draw:text-style-name="P8" draw:layer="layout" svg:width="25.199cm" svg:height="9.731cm" svg:x="1.4cm" svg:y="3.386cm" presentation:class="subtitle" presentation:user-transformed="true">
          <draw:text-box>
            <text:p text:style-name="P7"><text:span text:style-name="T4">Refren: </text:span><text:span text:style-name="T5">Dobry Bóg, On miłuje lud Swój;</text:span></text:p>
            <text:p text:style-name="P7"><text:span text:style-name="T5">Dobry Bóg, w Nim miłości zdrój!</text:span></text:p>
            <text:p text:style-name="P7"><text:span text:style-name="T5">Nas miłość uszczęśliwia,</text:span></text:p>
            <text:p text:style-name="P7"><text:span text:style-name="T5">Jednoczy w jeden zbór.</text:span></text:p>
            <text:p text:style-name="P7"><text:span text:style-name="T5">Naszego Stwórcę chwalmy więc,</text:span></text:p>
            <text:p text:style-name="P7"><text:span text:style-name="T5">Zbawionych tworząc chór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12</text:span></text:p>
          </draw:text-box>
        </draw:frame>
        <draw:frame presentation:style-name="pr8" draw:text-style-name="P6" draw:layer="layout" svg:width="25.199cm" svg:height="9.134cm" svg:x="1.4cm" svg:y="3.684cm" presentation:class="subtitle">
          <draw:text-box>
            <text:p text:style-name="P5"><text:span text:style-name="T4">3.</text:span><text:span text:style-name="T5"> A gdy nas Bóg zgromadzi</text:span></text:p>
            <text:p text:style-name="P5"><text:span text:style-name="T5">U Swego tronu chwał,</text:span></text:p>
            <text:p text:style-name="P5"><text:span text:style-name="T5">Pieśń wdzięczną zaśpiewamy Mu,</text:span></text:p>
            <text:p text:style-name="P5"><text:span text:style-name="T5">Że nam Swą miłość dał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412</text:span></text:p>
          </draw:text-box>
        </draw:frame>
        <draw:frame presentation:style-name="pr9" draw:text-style-name="P8" draw:layer="layout" svg:width="25.199cm" svg:height="9.731cm" svg:x="1.4cm" svg:y="3.386cm" presentation:class="subtitle" presentation:user-transformed="true">
          <draw:text-box>
            <text:p text:style-name="P7"><text:span text:style-name="T4">Refren: </text:span><text:span text:style-name="T5">Dobry Bóg, On miłuje lud Swój;</text:span></text:p>
            <text:p text:style-name="P7"><text:span text:style-name="T5">Dobry Bóg, w Nim miłości zdrój!</text:span></text:p>
            <text:p text:style-name="P7"><text:span text:style-name="T5">Nas miłość uszczęśliwia,</text:span></text:p>
            <text:p text:style-name="P7"><text:span text:style-name="T5">Jednoczy w jeden zbór.</text:span></text:p>
            <text:p text:style-name="P7"><text:span text:style-name="T5">Naszego Stwórcę chwalmy więc,</text:span></text:p>
            <text:p text:style-name="P7"><text:span text:style-name="T5">Zbawionych tworząc chór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10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20-01-18T00:01:16.325399664</dc:date>
    <meta:editing-duration>PT16M5S</meta:editing-duration>
    <meta:editing-cycles>4</meta:editing-cycles>
    <meta:generator>LibreOffice/6.1.5.2$Linux_ARM_EABI LibreOffice_project/10$Build-2</meta:generator>
    <meta:document-statistic meta:object-count="53"/>
  </office:meta>
</office:document-meta>
</file>